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20000044C671CA1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width="17cm" svg:height="21.999cm" draw:z-index="0"><draw:image xlink:href="Pictures/10000001000003520000044C671CA1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1:22:44.811893396</meta:creation-date>
    <dc:date>2025-10-08T11:28:45.128182498</dc:date>
    <meta:editing-duration>PT6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